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Sect1" style:family="section">
      <style:section-properties style:editable="false">
        <style:columns fo:column-count="3" fo:column-gap="0.497cm">
          <style:column-sep style:width="0.002cm" style:color="#000000" style:height="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1.249cm">
          <style:column style:rel-width="21845*" fo:start-indent="0cm" fo:end-indent="0.624cm"/>
          <style:column style:rel-width="21845*" fo:start-indent="0.624cm" fo:end-indent="0.624cm"/>
          <style:column style:rel-width="21845*" fo:start-indent="0.624cm" fo:end-indent="0cm"/>
        </style:columns>
      </style:section-properties>
    </style:style>
    <style:style style:name="Sect4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1<text:note text:id="ftn1" text:note-class="footnote"><text:note-citation>1</text:note-citation><text:note-body><text:p text:style-name="Footnote">a</text:p></text:note-body></text:note></text:p>
        <text:p text:style-name="P1">2</text:p>
        <text:p text:style-name="P1">3<text:note text:id="ftn2" text:note-class="footnote"><text:note-citation>2</text:note-citation><text:note-body><text:p text:style-name="Footnote"><text:s/>b</text:p></text:note-body></text:note></text:p>
        <text:p text:style-name="P1">4<text:note text:id="ftn3" text:note-class="footnote"><text:note-citation>3</text:note-citation><text:note-body><text:p text:style-name="Footnote"><text:s/>c</text:p></text:note-body></text:note></text:p>
        <text:p text:style-name="P1">5</text:p>
        <text:p text:style-name="P1">6</text:p>
        <text:p text:style-name="P1">7<text:note text:id="ftn4" text:note-class="footnote"><text:note-citation>4</text:note-citation><text:note-body><text:p text:style-name="Footnote"><text:s/>d</text:p></text:note-body></text:note></text:p>
        <text:p text:style-name="P1">8</text:p>
      </text:section>
      <text:section text:style-name="Sect2" text:name="Szakasz1">
        <text:p text:style-name="P1"><text:soft-page-break/>a</text:p>
        <text:p text:style-name="P1">b</text:p>
        <text:p text:style-name="P1">c</text:p>
        <text:p text:style-name="P1">d<text:note text:id="ftn5" text:note-class="footnote"><text:note-citation>5</text:note-citation><text:note-body><text:p text:style-name="Footnote"><text:s/>e</text:p></text:note-body></text:note></text:p>
      </text:section>
      <text:section text:style-name="Sect3" text:name="Szakasz2">
        <text:p text:style-name="P1">1</text:p>
        <text:p text:style-name="P1">2</text:p>
        <text:p text:style-name="P1"><text:soft-page-break/>3<text:note text:id="ftn6" text:note-class="footnote"><text:note-citation>6</text:note-citation><text:note-body><text:p text:style-name="Footnote"><text:s/>f</text:p></text:note-body></text:note></text:p>
        <text:p text:style-name="P1">4</text:p>
        <text:p text:style-name="P1">5</text:p>
        <text:p text:style-name="P1">6<text:note text:id="ftn7" text:note-class="footnote"><text:note-citation>7</text:note-citation><text:note-body><text:p text:style-name="Footnote"><text:s/>g</text:p></text:note-body></text:note>6</text:p>
        <text:p text:style-name="P1">7<text:note text:id="ftn8" text:note-class="footnote"><text:note-citation>8</text:note-citation><text:note-body><text:p text:style-name="Footnote"><text:s/>h</text:p></text:note-body></text:note></text:p>
      </text:section>
      <text:section text:style-name="Sect2" text:name="Szakasz3">
        <text:p text:style-name="P1"><text:soft-page-break/>a</text:p>
        <text:p text:style-name="P1">b</text:p>
        <text:p text:style-name="P1"/>
      </text:section>
      <text:section text:style-name="Sect4" text:name="Szakasz4">
        <text:p text:style-name="P1">1</text:p>
        <text:p text:style-name="P1">2</text:p>
        <text:p text:style-name="P1">3</text:p>
        <text:p text:style-name="P1">4</text:p>
        <text:p text:style-name="P1">5</text:p>
        <text:p text:style-name="P1">6</text:p>
      </text:section>
      <text:section text:style-name="Sect3" text:name="Szakasz5">
        <text:p text:style-name="P1">1</text:p>
        <text:p text:style-name="P1">2</text:p>
        <text:p text:style-name="P1">3</text:p>
        <text:p text:style-name="P1">4<text:note text:id="ftn9" text:note-class="footnote"><text:note-citation>9</text:note-citation><text:note-body><text:p text:style-name="Footnote"><text:s/>i</text:p></text:note-body></text:note></text:p>
        <text:p text:style-name="P1">5</text:p>
      </text:section>
      <text:section text:style-name="Sect5" text:name="Szakasz6">
        <text:p text:style-name="P1"><text:soft-page-break/>1</text:p>
        <text:p text:style-name="P1">2</text:p>
        <text:p text:style-name="P1">3<text:note text:id="ftn10" text:note-class="footnote"><text:note-citation>10</text:note-citation><text:note-body><text:p text:style-name="Footnote"><text:s/>j</text:p></text:note-body></text:note></text:p>
        <text:p text:style-name="P1">4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loext:linked-style-name="Jegyzetszöveg_20_Char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loext:linked-style-name="Megjegyzés_20_tárgya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annotation_20_text">
      <style:text-properties fo:font-size="10pt" style:font-size-asian="10pt" style:font-size-complex="9pt"/>
    </style:style>
    <style:style style:name="Megjegyzés_20_tárgya_20_Char" style:display-name="Megjegyzés tárgya Char" style:family="text" style:parent-style-name="Jegyzetszöveg_20_Char" loext:linked-style-name="annotation_20_subject">
      <style:text-properties fo:font-size="10pt" fo:font-weight="bold" style:font-size-asian="10pt" style:font-weight-asian="bold" style:font-size-complex="9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85cm" fo:margin-bottom="2.085cm" fo:margin-left="2.085cm" fo:margin-right="2.08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zűcs Attila 3</meta:initial-creator>
    <meta:editing-cycles>3</meta:editing-cycles>
    <meta:creation-date>2021-09-20T11:46:00</meta:creation-date>
    <dc:date>2021-11-08T14:23:31.879000000</dc:date>
    <dc:language>hu-HU</dc:language>
    <meta:editing-duration>PT1M44S</meta:editing-duration>
    <meta:generator>LibreOfficeDev/7.3.0.0.alpha0$Windows_X86_64 LibreOffice_project/4fb7eaf29847d1ce15f3c84d1cc1ac8defa9102f</meta:generator>
    <meta:document-statistic meta:table-count="0" meta:image-count="0" meta:object-count="0" meta:page-count="5" meta:paragraph-count="46" meta:word-count="46" meta:character-count="67" meta:non-whitespace-character-count="58"/>
    <meta:user-defined meta:name="AppVersion">16.0000</meta:user-defined>
    <meta:template xlink:type="simple" xlink:actuate="onRequest" xlink:title="Normal.dotm" xlink:href=""/>
  </office:meta>
</office:document-meta>
</file>